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list-style-name="L1">
      <style:text-properties fo:font-size="10pt" style:font-size-asian="10pt" style:font-size-complex="10pt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ourier" fo:font-size="10pt" style:font-size-asian="10pt" style:font-size-complex="10pt"/>
    </style:style>
    <style:style style:name="T1" style:family="text">
      <style:text-properties style:font-name="Courier"/>
    </style:style>
    <style:style style:name="T2" style:family="text">
      <style:text-properties style:font-name="Courier New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s of command-line</text:p>
      <text:p text:style-name="P1"/>
      <text:list xml:id="list753177805152136669" text:style-name="L1">
        <text:list-item>
          <text:p text:style-name="P2">What is a directory? <text:s/>ANSWER: A location on disk used for storing information about files</text:p>
          <text:list>
            <text:list-item>
              <text:p text:style-name="P2">How do you look at what is in a directory? ANSWER: ls or dir </text:p>
            </text:list-item>
            <text:list-item>
              <text:p text:style-name="P2">How do you move between directories? ANSWER: cd</text:p>
            </text:list-item>
          </text:list>
        </text:list-item>
      </text:list>
      <text:p text:style-name="P1"/>
      <text:p text:style-name="P1">Quickly – open up the Terminal, navigate to your Desktop on your operating system on the command line (get help if you need it)</text:p>
      <text:p text:style-name="P1">Now create a file: </text:p>
      <text:p text:style-name="P4"><text:tab/><text:span text:style-name="T2">touch filename</text:span></text:p>
      <text:p text:style-name="P1"><text:span text:style-name="Source_20_Text"><text:s text:c="6"/>copy NUL filename </text:span></text:p>
      <text:p text:style-name="P1"/>
      <text:p text:style-name="P1">Where does the file appear? </text:p>
      <text:p text:style-name="P1"/>
      <text:list xml:id="list2074665231" text:continue-numbering="true" text:style-name="L1">
        <text:list-item>
          <text:p text:style-name="P2">What is the command-line? ANSWER: A way to interact with a computer by sending commands</text:p>
        </text:list-item>
        <text:list-item>
          <text:p text:style-name="P2">What is a command? ANSWER: A statement given to a computer to perform a task<text:line-break/></text:p>
        </text:list-item>
      </text:list>
      <text:p text:style-name="P1">What are some examples of commands you used last time you were here? </text:p>
      <text:p text:style-name="P1">Other ways to say command: executable, program, application</text:p>
      <text:p text:style-name="P1"/>
      <text:list xml:id="list57688477" text:continue-numbering="true" text:style-name="L1">
        <text:list-item>
          <text:list>
            <text:list-item>
              <text:p text:style-name="P2">What is an executable? ANSWER: a file containing a set of commands to perform a set of tasks</text:p>
            </text:list-item>
            <text:list-item>
              <text:p text:style-name="P2">What is a python program and how do we execute it? ANSWER: usually `filename.py` and can be run with `python filename.py`</text:p>
              <text:p text:style-name="P2"/>
            </text:list-item>
          </text:list>
        </text:list-item>
        <text:list-item>
          <text:p text:style-name="P2">What are options or arguments on a command-line? ANSWER: modifies the operation of a command</text:p>
        </text:list-item>
      </text:list>
      <text:p text:style-name="P1"/>
      <text:p text:style-name="P1">What are some examples of options you used last time you were here? </text:p>
      <text:p text:style-name="P1">What are some other names for 'options': <text:span text:style-name="T3">arguments, parameters, flag, switch</text:span></text:p>
      <text:p text:style-name="P1"/>
      <text:p text:style-name="P1">We will also download and use a command-line python script for a basic Twitter API search.</text:p>
      <text:p text:style-name="P1"/>
      <text:p text:style-name="P3">Turn to a person to your left, and see if one of you has python and setuptools installed. If so, let's use that person's computer for this next exercise. </text:p>
      <text:p text:style-name="P3"/>
      <text:p text:style-name="P3">Start with installing git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ena Deckelmann</meta:initial-creator>
    <meta:creation-date>2014-02-05T16:24:39</meta:creation-date>
    <meta:generator>OpenOffice/4.0.1$Unix OpenOffice.org_project/401m5$Build-9714</meta:generator>
    <dc:date>2014-02-09T18:07:50</dc:date>
    <dc:creator>Selena Deckelmann</dc:creator>
    <meta:editing-duration>P4DT1H43M11S</meta:editing-duration>
    <meta:editing-cycles>8</meta:editing-cycles>
    <meta:document-statistic meta:table-count="0" meta:image-count="0" meta:object-count="0" meta:page-count="1" meta:paragraph-count="21" meta:word-count="264" meta:character-count="1452"/>
  </office:meta>
</office:document-meta>
</file>